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85000001CF82B9D85AFA03666A.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Lohit Hindi3" svg:font-family="'Lohit Hindi'"/>
    <style:font-face style:name="Arial1" svg:font-family="Arial" style:font-family-generic="roman"/>
    <style:font-face style:name="Courier New" svg:font-family="'Courier New'" style:font-family-generic="roman"/>
    <style:font-face style:name="Lohit Hindi" svg:font-family="'Lohit Hindi'" style:font-family-generic="roman"/>
    <style:font-face style:name="Lohit Hindi1" svg:font-family="'Lohit Hindi', 'Times New Roman'" style:font-family-generic="roman"/>
    <style:font-face style:name="MS PGothic" svg:font-family="'MS PGothic'" style:font-family-generic="roman"/>
    <style:font-face style:name="Mangal" svg:font-family="Mangal" style:font-family-generic="roman"/>
    <style:font-face style:name="OpenSymbol" svg:font-family="OpenSymbol, 'Arial Unicode MS'" style:font-family-generic="roman"/>
    <style:font-face style:name="Symbol" svg:font-family="Symbol" style:font-family-generic="roman"/>
    <style:font-face style:name="Times New Roman1" svg:font-family="'Times New Roman'" style:font-family-generic="roman"/>
    <style:font-face style:name="Wingdings" svg:font-family="Wingdings" style:font-family-generic="roman"/>
    <style:font-face style:name="ＭＳ Ｐゴシック" svg:font-family="'ＭＳ Ｐゴシック'" style:font-family-generic="roman"/>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automatic-styles>
    <style:style style:name="Table2" style:family="table">
      <style:table-properties style:width="16.828cm" fo:margin-left="0.081cm" table:align="left"/>
    </style:style>
    <style:style style:name="Table2.A" style:family="table-column">
      <style:table-column-properties style:column-width="2.54cm"/>
    </style:style>
    <style:style style:name="Table2.B" style:family="table-column">
      <style:table-column-properties style:column-width="3.175cm"/>
    </style:style>
    <style:style style:name="Table2.C" style:family="table-column">
      <style:table-column-properties style:column-width="4.374cm"/>
    </style:style>
    <style:style style:name="Table2.D" style:family="table-column">
      <style:table-column-properties style:column-width="6.738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aabd5" officeooo:paragraph-rsid="000aabd5"/>
    </style:style>
    <style:style style:name="P2" style:family="paragraph" style:parent-style-name="Text_20_body">
      <style:text-properties officeooo:rsid="001761dc" officeooo:paragraph-rsid="001761dc"/>
    </style:style>
    <style:style style:name="P3" style:family="paragraph" style:parent-style-name="Text_20_body">
      <style:text-properties officeooo:rsid="001761dc" officeooo:paragraph-rsid="004cafb4"/>
    </style:style>
    <style:style style:name="P4" style:family="paragraph" style:parent-style-name="Text_20_body">
      <style:text-properties fo:font-weight="bold" officeooo:rsid="001761dc" officeooo:paragraph-rsid="001761dc" style:font-weight-asian="bold" style:font-weight-complex="bold"/>
    </style:style>
    <style:style style:name="P5" style:family="paragraph" style:parent-style-name="Text_20_body">
      <style:text-properties fo:font-weight="bold" officeooo:rsid="004cafb4" officeooo:paragraph-rsid="004cafb4" style:font-weight-asian="bold" style:font-weight-complex="bold"/>
    </style:style>
    <style:style style:name="P6" style:family="paragraph" style:parent-style-name="Text_20_body">
      <style:text-properties officeooo:rsid="0018f7b2" officeooo:paragraph-rsid="0018f7b2"/>
    </style:style>
    <style:style style:name="P7" style:family="paragraph" style:parent-style-name="Text_20_body">
      <style:text-properties officeooo:rsid="0018f7b2" officeooo:paragraph-rsid="002a8a41"/>
    </style:style>
    <style:style style:name="P8" style:family="paragraph" style:parent-style-name="Text_20_body">
      <style:text-properties officeooo:rsid="00275a57" officeooo:paragraph-rsid="00275a57"/>
    </style:style>
    <style:style style:name="P9" style:family="paragraph" style:parent-style-name="Text_20_body">
      <style:text-properties officeooo:rsid="000e656d" officeooo:paragraph-rsid="0027dac5"/>
    </style:style>
    <style:style style:name="P10" style:family="paragraph" style:parent-style-name="Text_20_body">
      <style:text-properties officeooo:rsid="000e656d" officeooo:paragraph-rsid="002a8a41"/>
    </style:style>
    <style:style style:name="P11" style:family="paragraph" style:parent-style-name="Text_20_body">
      <style:text-properties officeooo:rsid="00186034" officeooo:paragraph-rsid="002a8a41"/>
    </style:style>
    <style:style style:name="P12" style:family="paragraph" style:parent-style-name="Text_20_body">
      <style:text-properties officeooo:rsid="001af4a5" officeooo:paragraph-rsid="002a8a41"/>
    </style:style>
    <style:style style:name="P13" style:family="paragraph" style:parent-style-name="Text_20_body">
      <style:text-properties officeooo:rsid="00128acd" officeooo:paragraph-rsid="002a8a41"/>
    </style:style>
    <style:style style:name="P14" style:family="paragraph" style:parent-style-name="Text_20_body">
      <style:text-properties officeooo:rsid="002f371c" officeooo:paragraph-rsid="002f371c"/>
    </style:style>
    <style:style style:name="P15" style:family="paragraph" style:parent-style-name="Text_20_body">
      <style:text-properties officeooo:rsid="00151e25" officeooo:paragraph-rsid="002e97bf"/>
    </style:style>
    <style:style style:name="P16" style:family="paragraph" style:parent-style-name="Text_20_body">
      <style:text-properties officeooo:rsid="0038ef39" officeooo:paragraph-rsid="0038ef39"/>
    </style:style>
    <style:style style:name="P17" style:family="paragraph" style:parent-style-name="Text_20_body">
      <style:text-properties officeooo:rsid="004225a9" officeooo:paragraph-rsid="004225a9"/>
    </style:style>
    <style:style style:name="P18" style:family="paragraph" style:parent-style-name="Text_20_body">
      <style:text-properties officeooo:rsid="0043b50a" officeooo:paragraph-rsid="0043b50a"/>
    </style:style>
    <style:style style:name="P19" style:family="paragraph" style:parent-style-name="Text_20_body">
      <style:text-properties officeooo:rsid="004cafb4" officeooo:paragraph-rsid="004cafb4"/>
    </style:style>
    <style:style style:name="P20" style:family="paragraph" style:parent-style-name="Text_20_body">
      <style:text-properties officeooo:paragraph-rsid="004eac59"/>
    </style:style>
    <style:style style:name="P21" style:family="paragraph" style:parent-style-name="Text_20_body">
      <style:text-properties officeooo:rsid="000d01aa" officeooo:paragraph-rsid="0027dac5"/>
    </style:style>
    <style:style style:name="P22" style:family="paragraph" style:parent-style-name="Text_20_body">
      <style:text-properties officeooo:rsid="00334757" officeooo:paragraph-rsid="00334757"/>
    </style:style>
    <style:style style:name="P23" style:family="paragraph" style:parent-style-name="Text_20_body">
      <style:text-properties fo:font-style="italic" officeooo:rsid="0055f50e" officeooo:paragraph-rsid="0055f50e" style:font-style-asian="italic" style:font-style-complex="italic"/>
    </style:style>
    <style:style style:name="P24" style:family="paragraph" style:parent-style-name="Text_20_body">
      <style:text-properties officeooo:rsid="0058840b" officeooo:paragraph-rsid="0058840b"/>
    </style:style>
    <style:style style:name="P25" style:family="paragraph" style:parent-style-name="Text_20_body">
      <style:text-properties officeooo:rsid="005fe945" officeooo:paragraph-rsid="005fe945"/>
    </style:style>
    <style:style style:name="P26" style:family="paragraph" style:parent-style-name="Standard">
      <style:text-properties officeooo:rsid="000aabd5" officeooo:paragraph-rsid="000aabd5"/>
    </style:style>
    <style:style style:name="P27" style:family="paragraph" style:parent-style-name="Standard">
      <style:text-properties officeooo:rsid="001761dc" officeooo:paragraph-rsid="001761dc"/>
    </style:style>
    <style:style style:name="P28" style:family="paragraph" style:parent-style-name="Standard">
      <style:text-properties officeooo:rsid="002060fa" officeooo:paragraph-rsid="002060fa"/>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officeooo:rsid="0058840b" officeooo:paragraph-rsid="0058840b" style:font-weight-asian="bold" style:font-weight-complex="bold"/>
    </style:style>
    <style:style style:name="P32" style:family="paragraph" style:parent-style-name="Standard">
      <style:paragraph-properties fo:text-align="start" style:justify-single-word="false"/>
      <style:text-properties officeooo:rsid="002c3946" officeooo:paragraph-rsid="002c3946"/>
    </style:style>
    <style:style style:name="P33" style:family="paragraph" style:parent-style-name="Standard">
      <style:paragraph-properties fo:text-align="start" style:justify-single-word="false"/>
      <style:text-properties officeooo:rsid="002ca468" officeooo:paragraph-rsid="002ca468"/>
    </style:style>
    <style:style style:name="P34" style:family="paragraph" style:parent-style-name="Standard">
      <style:text-properties officeooo:rsid="002e44c0" officeooo:paragraph-rsid="002e44c0"/>
    </style:style>
    <style:style style:name="P35" style:family="paragraph" style:parent-style-name="Standard">
      <style:text-properties officeooo:rsid="002fc6ad" officeooo:paragraph-rsid="002fc6ad"/>
    </style:style>
    <style:style style:name="P36" style:family="paragraph" style:parent-style-name="Footnote">
      <style:text-properties officeooo:rsid="002e97bf" officeooo:paragraph-rsid="002e97bf"/>
    </style:style>
    <style:style style:name="P37" style:family="paragraph" style:parent-style-name="Footnote">
      <style:text-properties officeooo:rsid="0030608b" officeooo:paragraph-rsid="0030608b"/>
    </style:style>
    <style:style style:name="P38" style:family="paragraph" style:parent-style-name="Footnote">
      <style:text-properties officeooo:rsid="003212bd" officeooo:paragraph-rsid="003212bd"/>
    </style:style>
    <style:style style:name="P39" style:family="paragraph" style:parent-style-name="Footnote">
      <style:text-properties officeooo:rsid="003212bd" officeooo:paragraph-rsid="0038ef39"/>
    </style:style>
    <style:style style:name="P40" style:family="paragraph" style:parent-style-name="Footnote">
      <style:text-properties officeooo:rsid="00444c5a" officeooo:paragraph-rsid="00444c5a"/>
    </style:style>
    <style:style style:name="P41" style:family="paragraph" style:parent-style-name="Footnote">
      <style:text-properties officeooo:rsid="00453dd2" officeooo:paragraph-rsid="00453dd2"/>
    </style:style>
    <style:style style:name="P42" style:family="paragraph" style:parent-style-name="Footnote">
      <style:text-properties officeooo:paragraph-rsid="004e419e"/>
    </style:style>
    <style:style style:name="P43" style:family="paragraph" style:parent-style-name="Frame_20_contents">
      <style:text-properties officeooo:rsid="00351327" officeooo:paragraph-rsid="00351327"/>
    </style:style>
    <style:style style:name="P44" style:family="paragraph" style:parent-style-name="Text_20_body">
      <style:paragraph-properties fo:margin-top="0cm" fo:margin-bottom="0cm" loext:contextual-spacing="false" fo:line-height="138%" style:writing-mode="lr-tb"/>
      <style:text-properties officeooo:rsid="00444c5a" officeooo:paragraph-rsid="00444c5a"/>
    </style:style>
    <style:style style:name="P45" style:family="paragraph" style:parent-style-name="Text_20_body" style:list-style-name="L4">
      <style:text-properties officeooo:rsid="000aabd5" officeooo:paragraph-rsid="000aabd5"/>
    </style:style>
    <style:style style:name="P46" style:family="paragraph" style:parent-style-name="Text_20_body" style:list-style-name="L5">
      <style:text-properties fo:font-variant="normal" fo:text-transform="none" fo:color="#000000" style:text-line-through-style="none" style:text-line-through-type="none" style:font-name="Arial2" fo:font-size="10.5pt" fo:font-style="normal" style:text-underline-style="none" fo:font-weight="normal" officeooo:rsid="0043b50a" officeooo:paragraph-rsid="0043b50a" style:text-blinking="false" fo:background-color="transparent"/>
    </style:style>
    <style:style style:name="P47"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48" style:family="paragraph" style:parent-style-name="Heading_20_4">
      <style:text-properties officeooo:paragraph-rsid="0027dac5"/>
    </style:style>
    <style:style style:name="P49" style:family="paragraph" style:parent-style-name="Heading_20_4">
      <style:text-properties officeooo:paragraph-rsid="002a8a41"/>
    </style:style>
    <style:style style:name="P50" style:family="paragraph" style:parent-style-name="Heading_20_4">
      <style:text-properties officeooo:paragraph-rsid="005938d3"/>
    </style:style>
    <style:style style:name="P51" style:family="paragraph" style:parent-style-name="Standard" style:list-style-name="L1">
      <style:text-properties officeooo:rsid="000aabd5" officeooo:paragraph-rsid="000aabd5"/>
    </style:style>
    <style:style style:name="P52" style:family="paragraph" style:parent-style-name="Standard" style:list-style-name="L2">
      <style:text-properties officeooo:rsid="000aabd5" officeooo:paragraph-rsid="000aabd5"/>
    </style:style>
    <style:style style:name="P53" style:family="paragraph" style:parent-style-name="Standard" style:list-style-name="L1">
      <style:text-properties officeooo:rsid="000e656d" officeooo:paragraph-rsid="000e656d" fo:background-color="transparent"/>
    </style:style>
    <style:style style:name="P54" style:family="paragraph" style:parent-style-name="Standard" style:list-style-name="L2">
      <style:text-properties officeooo:rsid="003212bd" officeooo:paragraph-rsid="003212bd"/>
    </style:style>
    <style:style style:name="P55" style:family="paragraph" style:parent-style-name="Standard" style:list-style-name="L2">
      <style:text-properties style:text-position="super 58%" officeooo:rsid="003212bd" officeooo:paragraph-rsid="003212bd" style:font-size-asian="10.5pt"/>
    </style:style>
    <style:style style:name="P56" style:family="paragraph" style:parent-style-name="Standard" style:list-style-name="L3"/>
    <style:style style:name="P57" style:family="paragraph" style:parent-style-name="Standard" style:list-style-name="L3">
      <style:text-properties officeooo:rsid="002fc6ad" officeooo:paragraph-rsid="003212bd"/>
    </style:style>
    <style:style style:name="P58" style:family="paragraph" style:parent-style-name="Standard" style:list-style-name="L3">
      <style:text-properties officeooo:rsid="002fc6ad" officeooo:paragraph-rsid="00332710"/>
    </style:style>
    <style:style style:name="P59" style:family="paragraph" style:parent-style-name="Standard" style:list-style-name="L3">
      <style:text-properties officeooo:rsid="002fc6ad" officeooo:paragraph-rsid="002fc6ad"/>
    </style:style>
    <style:style style:name="P60" style:family="paragraph" style:parent-style-name="Standard" style:list-style-name="L3">
      <style:text-properties officeooo:rsid="002fc6ad" officeooo:paragraph-rsid="00536874"/>
    </style:style>
    <style:style style:name="P61" style:family="paragraph" style:parent-style-name="Standard" style:list-style-name="L3">
      <style:text-properties officeooo:rsid="00536874" officeooo:paragraph-rsid="0055538b"/>
    </style:style>
    <style:style style:name="P62" style:family="paragraph" style:parent-style-name="Standard" style:list-style-name="L3">
      <style:text-properties officeooo:rsid="005d555a" officeooo:paragraph-rsid="005d555a"/>
    </style:style>
    <style:style style:name="P63" style:family="paragraph" style:parent-style-name="Heading_20_1">
      <style:text-properties officeooo:rsid="001761dc" officeooo:paragraph-rsid="001761dc"/>
    </style:style>
    <style:style style:name="P64" style:family="paragraph" style:parent-style-name="Heading_20_1">
      <style:text-properties officeooo:paragraph-rsid="0047d0de"/>
    </style:style>
    <style:style style:name="T1" style:family="text">
      <style:text-properties officeooo:rsid="000aabd5"/>
    </style:style>
    <style:style style:name="T2" style:family="text">
      <style:text-properties officeooo:rsid="000fb7e0"/>
    </style:style>
    <style:style style:name="T3" style:family="text">
      <style:text-properties style:text-position="super 58%" style:font-size-asian="10.5pt"/>
    </style:style>
    <style:style style:name="T4" style:family="text">
      <style:text-properties style:text-position="super 58%" officeooo:rsid="003212bd" style:font-size-asian="10.5pt"/>
    </style:style>
    <style:style style:name="T5" style:family="text">
      <style:text-properties style:text-position="super 58%" officeooo:rsid="002fc6ad" style:font-size-asian="10.5pt"/>
    </style:style>
    <style:style style:name="T6" style:family="text">
      <style:text-properties style:text-position="super 58%" officeooo:rsid="005ef69b"/>
    </style:style>
    <style:style style:name="T7" style:family="text">
      <style:text-properties officeooo:rsid="0013d448"/>
    </style:style>
    <style:style style:name="T8" style:family="text">
      <style:text-properties officeooo:rsid="00186034"/>
    </style:style>
    <style:style style:name="T9" style:family="text">
      <style:text-properties officeooo:rsid="001c60fe"/>
    </style:style>
    <style:style style:name="T10" style:family="text">
      <style:text-properties officeooo:rsid="001ca1c6"/>
    </style:style>
    <style:style style:name="T11" style:family="text">
      <style:text-properties officeooo:rsid="00275a57"/>
    </style:style>
    <style:style style:name="T12" style:family="text">
      <style:text-properties officeooo:rsid="0027dac5"/>
    </style:style>
    <style:style style:name="T13" style:family="text">
      <style:text-properties officeooo:rsid="002ca468"/>
    </style:style>
    <style:style style:name="T14" style:family="text">
      <style:text-properties officeooo:rsid="002fc6ad"/>
    </style:style>
    <style:style style:name="T15" style:family="text">
      <style:text-properties officeooo:rsid="00331054"/>
    </style:style>
    <style:style style:name="T16" style:family="text">
      <style:text-properties style:text-position="0% 100%" officeooo:rsid="003212bd" style:font-size-asian="10.5pt"/>
    </style:style>
    <style:style style:name="T17" style:family="text">
      <style:text-properties style:text-position="0% 100%" officeooo:rsid="00332710" style:font-size-asian="10.5pt"/>
    </style:style>
    <style:style style:name="T18" style:family="text">
      <style:text-properties officeooo:rsid="0038ef39"/>
    </style:style>
    <style:style style:name="T19" style:family="text">
      <style:text-properties officeooo:rsid="0043b50a"/>
    </style:style>
    <style:style style:name="T20" style:family="text">
      <style:text-properties fo:font-weight="bold" style:font-weight-asian="bold" style:font-weight-complex="bold"/>
    </style:style>
    <style:style style:name="T21" style:family="text">
      <style:text-properties fo:font-weight="bold" officeooo:rsid="00444c5a" style:font-weight-asian="bold" style:font-weight-complex="bold"/>
    </style:style>
    <style:style style:name="T22" style:family="text">
      <style:text-properties officeooo:rsid="00444c5a"/>
    </style:style>
    <style:style style:name="T23" style:family="text">
      <style:text-properties officeooo:rsid="00466eb3"/>
    </style:style>
    <style:style style:name="T24" style:family="text">
      <style:text-properties officeooo:rsid="004cafb4"/>
    </style:style>
    <style:style style:name="T25" style:family="text">
      <style:text-properties officeooo:rsid="004d5d24"/>
    </style:style>
    <style:style style:name="T26" style:family="text">
      <style:text-properties officeooo:rsid="004eac59"/>
    </style:style>
    <style:style style:name="T27" style:family="text">
      <style:text-properties officeooo:rsid="004d5d24" fo:background-color="transparent" loext:char-shading-value="0"/>
    </style:style>
    <style:style style:name="T28" style:family="text">
      <style:text-properties officeooo:rsid="001ca1c6" fo:background-color="transparent" loext:char-shading-value="0"/>
    </style:style>
    <style:style style:name="T29" style:family="text">
      <style:text-properties officeooo:rsid="004fe19e"/>
    </style:style>
    <style:style style:name="T30" style:family="text">
      <style:text-properties officeooo:rsid="00536874"/>
    </style:style>
    <style:style style:name="T31" style:family="text">
      <style:text-properties officeooo:rsid="0055538b"/>
    </style:style>
    <style:style style:name="T32" style:family="text">
      <style:text-properties officeooo:rsid="0057801c"/>
    </style:style>
    <style:style style:name="T33" style:family="text">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loext:char-shading-value="0"/>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fo:font-style="italic" officeooo:rsid="00351327" style:font-size-asian="11pt" style:font-style-asian="italic" style:font-size-complex="11pt" style:font-style-complex="italic"/>
    </style:style>
    <style:style style:name="T36" style:family="text">
      <style:text-properties fo:font-size="11pt" fo:font-style="italic" officeooo:rsid="00362e39" style:font-size-asian="11pt" style:font-style-asian="italic" style:font-size-complex="11pt" style:font-style-complex="italic"/>
    </style:style>
    <style:style style:name="T37" style:family="text">
      <style:text-properties officeooo:rsid="005938d3"/>
    </style:style>
    <style:style style:name="T38" style:family="text">
      <style:text-properties officeooo:rsid="005ef69b"/>
    </style:style>
    <style:style style:name="T39" style:family="text">
      <style:text-properties officeooo:rsid="0062b566"/>
    </style:style>
    <style:style style:name="T40" style:family="text">
      <style:text-properties officeooo:rsid="00642d3e"/>
    </style:style>
    <style:style style:name="T41" style:family="text">
      <style:text-properties officeooo:rsid="0066202b"/>
    </style:style>
    <style:style style:name="T42" style:family="text">
      <style:text-properties officeooo:rsid="006628a1"/>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 Request XML format</text:p>
      <text:p text:style-name="P15">Martin Juckes, <text:span text:style-name="T42">October 15</text:span><text:span text:style-name="T6">th</text:span><text:span text:style-name="T38">, 2018.</text:span></text:p>
      <text:h text:style-name="Heading_20_1" text:outline-level="1"><text:bookmark-start text:name="__RefHeading__174_1853039968"/>Executive Summary<text:bookmark-end text:name="__RefHeading__174_1853039968"/></text:h>
      <text:p text:style-name="Standard">The Data Request defines the diagnostics which are requested from modelling centres participating in the sixth phase of the Climate Model Inter-comparison Project (CMIP6).</text:p>
      <text:p text:style-name="P26">The Data Request is presented as two XML files: a configuration file and the content. Each file has an associated XSD schema. The XSD schema for the content file is generated automatically from the configuration file. For many users it will be more convenient to deal with the python interface or web and spreadsheet versions of the request, which will be described in a separate document. The transformation to an XML format from the traditional spreadsheet format is designed to deal with a number of issues associated with growing complexity and a need to support automation driven by the scale of the request. In order to preserve continuity, many of the records in the XML files will have a direct relation to spreadsheet rows in the traditional format.</text:p>
      <text:p text:style-name="P27">A separate document describes a simple python API for the data request.</text:p>
      <text:p text:style-name="P28">The variables are now also listed in a spreadsheet of MIP tables:</text:p>
      <text:p text:style-name="P8"><text:a xlink:type="simple" xlink:href="http://proj.badc.rl.ac.uk/svn/exarch/CMIP6dreq/tags/latest/dreqPy/docs/CMIP6_MIP_tables.xlsx" text:style-name="Internet_20_link" text:visited-style-name="Visited_20_Internet_20_Link">proj.badc.rl.ac.uk/svn/exarch/CMIP6dreq/tags/latest/dreqPy/docs/CMIP6_MIP_tables.xlsx</text:a> </text:p>
      <text:p text:style-name="P19">In release 01.beta.<text:span text:style-name="T29">27</text:span> a supplement <text:span text:style-name="T26">wa</text:span>s added, containing records on quality control and (under development) information about physical relationships between variables. The supplement is presented as a separate file in order to simplify the version management of the main request document.</text:p>
      <text:h text:style-name="Heading_20_1" text:outline-level="1"><text:bookmark-start text:name="__RefHeading__176_1853039968"/>O<text:span text:style-name="T1">bjectives</text:span><text:bookmark-end text:name="__RefHeading__176_1853039968"/></text:h>
      <text:p text:style-name="P26">The broad objectives of the data request are:</text:p>
      <text:p text:style-name="P26">(1) Define variables, together with technical information required for generation of output files;</text:p>
      <text:p text:style-name="P26">(2) Define collections of variables, from specified experiments, which are needed for or relevant to specific scientific objectives;</text:p>
      <text:h text:style-name="P63" text:outline-level="1">Files</text:h>
      <text:p text:style-name="P4">The framework schema:</text:p>
      <text:p text:style-name="P2">http://proj.badc.rl.ac.uk/svn/exarch/CMIP6dreq/tags/<text:span text:style-name="T11">latest/dreqPy</text:span>/docs/vocabFrameworkSchema_01<text:span text:style-name="T9">beta</text:span>.xsd</text:p>
      <text:p text:style-name="P4">Configuration file:</text:p>
      <text:p text:style-name="P2">http://proj.badc.rl.ac.uk/svn/exarch/CMIP6dreq/tags/<text:span text:style-name="T11">latest/dreqPy</text:span>/docs/dreq<text:span text:style-name="T8">2</text:span>Defn.xml</text:p>
      <text:p text:style-name="P4">Data request schema:</text:p>
      <text:p text:style-name="P2">http://proj.badc.rl.ac.uk/svn/exarch/CMIP6dreq/tags/<text:span text:style-name="T11">latest/dreqPy</text:span>/docs/dreq<text:span text:style-name="T8">2</text:span>Schema.xsd</text:p>
      <text:p text:style-name="P4">Data request XML:</text:p>
      <text:p text:style-name="P2">http://proj.badc.rl.ac.uk/svn/exarch/CMIP6dreq/tags/<text:span text:style-name="T11">latest/dreqPy</text:span>/docs/dreq.xml </text:p>
      <text:p text:style-name="P5">Supplement schema:</text:p>
      <text:p text:style-name="P3">http://proj.badc.rl.ac.uk/svn/exarch/CMIP6dreq/tags/<text:span text:style-name="T11">latest/dreqPy</text:span>/docs/<text:span text:style-name="T24">dreqSuppSchema.xsd</text:span></text:p>
      <text:p text:style-name="P19"><text:soft-page-break/><text:span text:style-name="T20">Supplement</text:span>:</text:p>
      <text:p text:style-name="P3">http://proj.badc.rl.ac.uk/svn/exarch/CMIP6dreq/tags/<text:span text:style-name="T11">latest/dreqPy</text:span>/docs/<text:span text:style-name="T24">dreqSupp.xml</text:span></text:p>
      <text:h text:style-name="P64" text:outline-level="1"><text:bookmark-start text:name="__RefHeading__178_1853039968"/>Overview <text:bookmark-end text:name="__RefHeading__178_1853039968"/></text:h>
      <text:h text:style-name="Heading_20_2" text:outline-level="2"><text:bookmark-start text:name="__RefHeading__180_1853039968"/>Configuration file<text:bookmark-end text:name="__RefHeading__180_1853039968"/></text:h>
      <text:p text:style-name="P1">The XML Data Request is presented as a configuration file and a content file. </text:p>
      <text:p text:style-name="P26">The configuration file contains three types of information:</text:p>
      <text:p text:style-name="P26">(1) Layout information which is used to generate the content schema;</text:p>
      <text:p text:style-name="P26">(2) Comments on the purpose and intent of attributes;</text:p>
      <text:p text:style-name="P26">(3) Technical labels to facilitate automated navigation of the contents.</text:p>
      <text:p text:style-name="P26">If users wish to exploit the XML files directly it is recommended that they make use of the configuration file, as the information types (2) and (3) are not embedded in the content file. </text:p>
      <text:p text:style-name="P26">Each section of the document is defined by a “table” element with the following attributes:</text:p>
      <text:list xml:id="list8862813775144450955" text:style-name="L1">
        <text:list-item>
          <text:p text:style-name="P51">label (e.g. 'var'): a name for a section of the content – will be used as the XML element name;</text:p>
        </text:list-item>
        <text:list-item>
          <text:p text:style-name="P51">title (e.g. 'MIP variable”): a longer, human readable string;</text:p>
        </text:list-item>
        <text:list-item>
          <text:p text:style-name="P51">id: an opaque name;</text:p>
        </text:list-item>
        <text:list-item>
          <text:p text:style-name="P51">itemLabelMode: specifies whether the “label” attribute of records in this section should permit use of '-';</text:p>
        </text:list-item>
        <text:list-item>
          <text:p text:style-name="P51">level: an integer, designed to assisted automated processing by giving an indication of the structure of the request;</text:p>
        </text:list-item>
        <text:list-item>
          <text:p text:style-name="P53">max<text:span text:style-name="T7">O</text:span>ccurs: maximum number of times the section is allowed;</text:p>
        </text:list-item>
        <text:list-item>
          <text:p text:style-name="P53">labUnique [Y<text:span text:style-name="T7">es</text:span>|N<text:span text:style-name="T7">o</text:span>]: set to yes if label values for records are unique within each section.</text:p>
        </text:list-item>
      </text:list>
      <text:p text:style-name="P26">Within each section there are definitions for attributes of items. Each item attribute is defined using the following configuration attributes:</text:p>
      <text:list xml:id="list3381902037458758769" text:style-name="L2">
        <text:list-item>
          <text:p text:style-name="P52">label: this will be the attribute name;</text:p>
        </text:list-item>
        <text:list-item>
          <text:p text:style-name="P52">title: a longer string explaining usage;</text:p>
        </text:list-item>
        <text:list-item>
          <text:p text:style-name="P52">class: the class supports automation. e.g. attributes which refer to another record in the document will have the class set to “internalLink”;</text:p>
        </text:list-item>
        <text:list-item>
          <text:p text:style-name="P52">type: the xsd content type (e.g. “XS:STRING”);</text:p>
        </text:list-item>
        <text:list-item>
          <text:p text:style-name="P52">techNote: to support automation. e.g. if class is “internalLink”, this attribute should be set to the name of the intended section:</text:p>
        </text:list-item>
        <text:list-item>
          <text:p text:style-name="P54">required: indicates whether the attribute is required;<text:note text:id="ftn1" text:note-class="footnote"><text:note-citation>1</text:note-citation><text:note-body><text:p text:style-name="P38">New in 01.beta.17</text:p></text:note-body></text:note></text:p>
        </text:list-item>
        <text:list-item>
          <text:p text:style-name="P54">usage: notes on the usage of the attribute.<text:span text:style-name="T3">1</text:span></text:p>
          <text:p text:style-name="P55"/>
        </text:list-item>
      </text:list>
      <text:p text:style-name="P20"><text:span text:style-name="T29">Since 01.beta.33 all properties (title, valid_max, valid_min, etc) in all sections have been given a </text:span><text:soft-page-break/><text:span text:style-name="T29">va</text:span>lid title to aid legibility of the document: <text:span text:style-name="T30">the titles of the attributes can be used, for instance, to provide help notes in a web display of the data request.</text:span></text:p>
      <text:p text:style-name="P35">In addition to the standard XSD content types “string”, “boolean”, “integer”, “<text:span text:style-name="T15">duration”</text:span> and “float”, the following types are defined:</text:p>
      <text:list xml:id="list7879457579165805750" text:style-name="L3">
        <text:list-item>
          <text:p text:style-name="P57">st__integerList: a list of integers;<text:span text:style-name="T4">1</text:span></text:p>
        </text:list-item>
        <text:list-item>
          <text:p text:style-name="P58"><text:span text:style-name="T16">st__integerList</text:span><text:span text:style-name="T17">MonInc</text:span><text:span text:style-name="T16">: a </text:span><text:span text:style-name="T17">monotonic increasing </text:span><text:span text:style-name="T16">list of integers </text:span><text:span text:style-name="T17">(monotonicity is not checked by the XSD schema, but is verified by the python API);</text:span><text:span text:style-name="T4">1</text:span></text:p>
        </text:list-item>
        <text:list-item>
          <text:p text:style-name="P57">st__floatList: a list of integers;<text:span text:style-name="T4">1</text:span></text:p>
        </text:list-item>
        <text:list-item>
          <text:p text:style-name="P56">st__<text:span text:style-name="T18">string</text:span>List: a list of <text:span text:style-name="T18">words</text:span>;<text:note text:id="ftn2" text:note-class="footnote"><text:note-citation>2</text:note-citation><text:note-body><text:p text:style-name="P39">New in 01.beta.1<text:span text:style-name="T18">9</text:span></text:p></text:note-body></text:note></text:p>
        </text:list-item>
        <text:list-item>
          <text:p text:style-name="P59">st__attLabel_def: a string composed of characters “a” to “z”, “A” to “Z”, “0” to “9” and “-”;</text:p>
        </text:list-item>
        <text:list-item>
          <text:p text:style-name="P60">st__attLabel_<text:span text:style-name="T30">und</text:span>: a string composed of characters “a” to “z”, “A” to “Z”, “0” to “9” and “_”;</text:p>
        </text:list-item>
        <text:list-item>
          <text:p text:style-name="P60">st__attLabel_<text:span text:style-name="T30">an</text:span>: a string composed of characters “a” to “z”, “A” to “Z”, “0” to “9”;</text:p>
        </text:list-item>
        <text:list-item>
          <text:p text:style-name="P61">st__uid: <text:span text:style-name="T31">a-zA-Z0-9:_.+-</text:span></text:p>
        </text:list-item>
        <text:list-item>
          <text:p text:style-name="P62">st__fortranType : string defining a variable type: “real”, “integer”, “character” or “double”;</text:p>
        </text:list-item>
        <text:list-item>
          <text:p text:style-name="P62">st__configurationType : a string defining a model configuration option : “size”, “category”, “ioOption”, “capability”.</text:p>
        </text:list-item>
      </text:list>
      <text:p text:style-name="P34">The following table summarises the specifications of the core attributes:</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31">Table 1: Core attributes</text:p>
          </table:table-cell>
          <table:covered-table-cell/>
          <table:covered-table-cell/>
          <table:covered-table-cell/>
        </table:table-row>
        <table:table-row>
          <table:table-cell table:style-name="Table2.A2" office:value-type="string">
            <text:p text:style-name="P30">label</text:p>
          </table:table-cell>
          <table:table-cell table:style-name="Table2.A2" office:value-type="string">
            <text:p text:style-name="P30">title</text:p>
          </table:table-cell>
          <table:table-cell table:style-name="Table2.A2" office:value-type="string">
            <text:p text:style-name="P30">description</text:p>
          </table:table-cell>
          <table:table-cell table:style-name="Table2.D2" office:value-type="string">
            <text:p text:style-name="P30">usage</text:p>
          </table:table-cell>
        </table:table-row>
        <table:table-row>
          <table:table-cell table:style-name="Table2.A2" office:value-type="string">
            <text:p text:style-name="P30">label</text:p>
          </table:table-cell>
          <table:table-cell table:style-name="Table2.A2" office:value-type="string">
            <text:p text:style-name="P29">Record Label</text:p>
          </table:table-cell>
          <table:table-cell table:style-name="Table2.A2" office:value-type="string">
            <text:p text:style-name="P29">A single word, <text:s/>with restricted character set</text:p>
          </table:table-cell>
          <table:table-cell table:style-name="Table2.D2" office:value-type="string">
            <text:p text:style-name="P29">A short mnemonic word which is potentially meaningful but also concise and suitable for use in a programming environment</text:p>
          </table:table-cell>
        </table:table-row>
        <table:table-row>
          <table:table-cell table:style-name="Table2.A2" office:value-type="string">
            <text:p text:style-name="P30">uid</text:p>
          </table:table-cell>
          <table:table-cell table:style-name="Table2.A2" office:value-type="string">
            <text:p text:style-name="P29">Record Identifier</text:p>
          </table:table-cell>
          <table:table-cell table:style-name="Table2.A2" office:value-type="string">
            <text:p text:style-name="P29">Unique identifier</text:p>
          </table:table-cell>
          <table:table-cell table:style-name="Table2.D2" office:value-type="string">
            <text:p text:style-name="P29">Must be unique in the data request. For well known concepts this may be related to the label, but for items such as simple links between concepts an a random string will be used.</text:p>
          </table:table-cell>
        </table:table-row>
        <table:table-row>
          <table:table-cell table:style-name="Table2.A2" office:value-type="string">
            <text:p text:style-name="P30">title</text:p>
          </table:table-cell>
          <table:table-cell table:style-name="Table2.A2" office:value-type="string">
            <text:p text:style-name="P29">Record Title</text:p>
          </table:table-cell>
          <table:table-cell table:style-name="Table2.A2" office:value-type="string">
            <text:p text:style-name="P29">A few words describing the object</text:p>
          </table:table-cell>
          <table:table-cell table:style-name="Table2.D2" office:value-type="string">
            <text:p text:style-name="P29">A short phrase, suitable for use as a section heading</text:p>
          </table:table-cell>
        </table:table-row>
        <table:table-row>
          <table:table-cell table:style-name="Table2.A2" office:value-type="string">
            <text:p text:style-name="P30">description</text:p>
          </table:table-cell>
          <table:table-cell table:style-name="Table2.A2" office:value-type="string">
            <text:p text:style-name="P29">Record Description</text:p>
          </table:table-cell>
          <table:table-cell table:style-name="Table2.A2" office:value-type="string">
            <text:p text:style-name="P29">An extended description of the object/concept. </text:p>
          </table:table-cell>
          <table:table-cell table:style-name="Table2.D2" office:value-type="string">
            <text:p text:style-name="P29"/>
          </table:table-cell>
        </table:table-row>
        <table:table-row>
          <table:table-cell table:style-name="Table2.A2" office:value-type="string">
            <text:p text:style-name="P30">useClass</text:p>
          </table:table-cell>
          <table:table-cell table:style-name="Table2.A2" office:value-type="string">
            <text:p text:style-name="P29">Record Class</text:p>
          </table:table-cell>
          <table:table-cell table:style-name="Table2.A2" office:value-type="string">
            <text:p text:style-name="P29">The class: value should be from a defined vocabulary. All records in the schema definition <text:soft-page-break/>section must have class set to ''__core__''.</text:p>
          </table:table-cell>
          <table:table-cell table:style-name="Table2.D2" office:value-type="string">
            <text:p text:style-name="P32">The useClass declared for an attr<text:span text:style-name="T13">ibute can affect its interpretation in the Python package. For example, attributes labelled as </text:span><text:soft-page-break/><text:span text:style-name="T13">“useClass=internalLink” should refer to another data request record.</text:span></text:p>
          </table:table-cell>
        </table:table-row>
        <table:table-row>
          <table:table-cell table:style-name="Table2.A2" office:value-type="string">
            <text:p text:style-name="P30">type</text:p>
          </table:table-cell>
          <table:table-cell table:style-name="Table2.A2" office:value-type="string">
            <text:p text:style-name="P29">Record Type</text:p>
          </table:table-cell>
          <table:table-cell table:style-name="Table2.A2" office:value-type="string">
            <text:p text:style-name="P29">The type specifies the XSD value type constraint, <text:s/>e.g. xs:string.</text:p>
          </table:table-cell>
          <table:table-cell table:style-name="Table2.D2" office:value-type="string">
            <text:p text:style-name="P29"/>
          </table:table-cell>
        </table:table-row>
        <table:table-row>
          <table:table-cell table:style-name="Table2.A2" office:value-type="string">
            <text:p text:style-name="P30">techNote</text:p>
          </table:table-cell>
          <table:table-cell table:style-name="Table2.A2" office:value-type="string">
            <text:p text:style-name="P29">Technical Note</text:p>
          </table:table-cell>
          <table:table-cell table:style-name="Table2.A2" office:value-type="string">
            <text:p text:style-name="P29">Additional technical information which can be used to specify additional properties.</text:p>
          </table:table-cell>
          <table:table-cell table:style-name="Table2.D2" office:value-type="string">
            <text:p text:style-name="P29"/>
          </table:table-cell>
        </table:table-row>
        <table:table-row>
          <table:table-cell table:style-name="Table2.A2" office:value-type="string">
            <text:p text:style-name="P30">superclass</text:p>
          </table:table-cell>
          <table:table-cell table:style-name="Table2.A2" office:value-type="string">
            <text:p text:style-name="P29">Superclass</text:p>
          </table:table-cell>
          <table:table-cell table:style-name="Table2.A2" office:value-type="string">
            <text:p text:style-name="P29">States what class the property is derived from</text:p>
          </table:table-cell>
          <table:table-cell table:style-name="Table2.D2" office:value-type="string">
            <text:p text:style-name="P29"/>
          </table:table-cell>
        </table:table-row>
        <table:table-row>
          <table:table-cell table:style-name="Table2.A2" office:value-type="string">
            <text:p text:style-name="P30">id</text:p>
          </table:table-cell>
          <table:table-cell table:style-name="Table2.A2" office:value-type="string">
            <text:p text:style-name="P29">Alternative identifier</text:p>
          </table:table-cell>
          <table:table-cell table:style-name="Table2.A2" office:value-type="string">
            <text:p text:style-name="P29">Alternative identifier</text:p>
          </table:table-cell>
          <table:table-cell table:style-name="Table2.D2" office:value-type="string">
            <text:p text:style-name="P33">For sections, the id provides a short alias for the section label.</text:p>
          </table:table-cell>
        </table:table-row>
        <table:table-row>
          <table:table-cell table:style-name="Table2.A2" office:value-type="string">
            <text:p text:style-name="P30">itemLabelMode</text:p>
          </table:table-cell>
          <table:table-cell table:style-name="Table2.A2" office:value-type="string">
            <text:p text:style-name="P29">Item Label Mode</text:p>
          </table:table-cell>
          <table:table-cell table:style-name="Table2.A2" office:value-type="string">
            <text:p text:style-name="P29">Item Label Mode</text:p>
          </table:table-cell>
          <table:table-cell table:style-name="Table2.D2" office:value-type="string">
            <text:p text:style-name="P29"/>
          </table:table-cell>
        </table:table-row>
        <table:table-row>
          <table:table-cell table:style-name="Table2.A2" office:value-type="string">
            <text:p text:style-name="P30">level</text:p>
          </table:table-cell>
          <table:table-cell table:style-name="Table2.A2" office:value-type="string">
            <text:p text:style-name="P29">Level</text:p>
          </table:table-cell>
          <table:table-cell table:style-name="Table2.A2" office:value-type="string">
            <text:p text:style-name="P29">Level</text:p>
          </table:table-cell>
          <table:table-cell table:style-name="Table2.D2" office:value-type="string">
            <text:p text:style-name="P32">Redundant</text:p>
          </table:table-cell>
        </table:table-row>
        <table:table-row>
          <table:table-cell table:style-name="Table2.A2" office:value-type="string">
            <text:p text:style-name="P30">maxOccurs</text:p>
          </table:table-cell>
          <table:table-cell table:style-name="Table2.A2" office:value-type="string">
            <text:p text:style-name="P29">Maximum number of permissible occurrences of this section</text:p>
          </table:table-cell>
          <table:table-cell table:style-name="Table2.A2" office:value-type="string">
            <text:p text:style-name="P29">Maximum number of permissible occurr<text:span text:style-name="T12">e</text:span>nces of this section</text:p>
          </table:table-cell>
          <table:table-cell table:style-name="Table2.D2" office:value-type="string">
            <text:p text:style-name="P32">Used in defining sections. In the CMIP6 Data Request each section only occurs once.</text:p>
          </table:table-cell>
        </table:table-row>
        <table:table-row>
          <table:table-cell table:style-name="Table2.A2" office:value-type="string">
            <text:p text:style-name="P30">labUnique</text:p>
          </table:table-cell>
          <table:table-cell table:style-name="Table2.A2" office:value-type="string">
            <text:p text:style-name="P29">Set true if label of each record is unique within section</text:p>
          </table:table-cell>
          <table:table-cell table:style-name="Table2.A2" office:value-type="string">
            <text:p text:style-name="P29">Set true if label of each record is unique within section</text:p>
          </table:table-cell>
          <table:table-cell table:style-name="Table2.D2" office:value-type="string">
            <text:p text:style-name="P32">Used in defining sections.</text:p>
          </table:table-cell>
        </table:table-row>
        <table:table-row>
          <table:table-cell table:style-name="Table2.A2" office:value-type="string">
            <text:p text:style-name="P30">usage</text:p>
          </table:table-cell>
          <table:table-cell table:style-name="Table2.A2" office:value-type="string">
            <text:p text:style-name="P29">Usage notes</text:p>
          </table:table-cell>
          <table:table-cell table:style-name="Table2.A2" office:value-type="string">
            <text:p text:style-name="P29">Notes on the usage of the predicate/concept defined by this node</text:p>
          </table:table-cell>
          <table:table-cell table:style-name="Table2.D2" office:value-type="string">
            <text:p text:style-name="P29"/>
          </table:table-cell>
        </table:table-row>
      </table:table>
      <text:p text:style-name="Standard">The above attributes provide the framework for detailed description of data request attributes and diagnostics.</text:p>
      <text:h text:style-name="Heading_20_2" text:outline-level="2"><text:bookmark-start text:name="__RefHeading__182_1853039968"/>Content file <text:span text:style-name="T10">(dreq.xml)</text:span><text:bookmark-end text:name="__RefHeading__182_1853039968"/></text:h>
      <text:p text:style-name="Text_20_body"><text:span text:style-name="T1">The content file contains three elements at the top level: “prologue”, “main” and “annex”</text:span><text:span text:style-name="T1"><text:note text:id="ftn3" text:note-class="footnote"><text:note-citation>3</text:note-citation><text:note-body><text:p text:style-name="P36">New in 01.beta.16</text:p></text:note-body></text:note></text:span><text:span text:style-name="T1">. The “prologue” contains Dublin Core metadata describing the document and a </text:span><text:span text:style-name="T27">PAV version attribute holding the document version</text:span><text:span text:style-name="T27"><text:note text:id="ftn4" text:note-class="footnote"><text:note-citation>4</text:note-citation><text:note-body><text:p text:style-name="P42"><text:span text:style-name="T25">New in 01.beta.29 </text:span>(<text:a xlink:type="simple" xlink:href="http://purl.org/pav/2.3" text:style-name="Internet_20_link" text:visited-style-name="Visited_20_Internet_20_Link"><text:span text:style-name="T26">purl.org/pav/2.3</text:span></text:a>)</text:p></text:note-body></text:note></text:span><text:span text:style-name="T27">.</text:span><text:span text:style-name="T28"> T</text:span><text:span text:style-name="T10">he “main” element has the sections specified in the configuration file, and within each section a list of records (“item” elements). Each item element has attributes as specified in the configuration file, a different set of attributes for each section. There are no child </text:span><text:soft-page-break/><text:span text:style-name="T10">elements or text content, all the information is in the defined attributes. Every item, across all sections, will have at least these 3</text:span> common attributes which are intended to give basic information about the item, thus enabling standardisation in error tracking:</text:p>
      <text:list xml:id="list3411733067263070974" text:style-name="L4">
        <text:list-item>
          <text:p text:style-name="P45">uid: an identifier which is unique within the document;</text:p>
        </text:list-item>
        <text:list-item>
          <text:p text:style-name="P45">label: a short name, using only the characters a-z, A-Z, 0-9 and '-' (in some sections the '-' is disallowed);</text:p>
        </text:list-item>
        <text:list-item>
          <text:p text:style-name="P45">title: a longer name.</text:p>
        </text:list-item>
      </text:list>
      <text:p text:style-name="P14">The “annex” element also contains a list of sections with the same structure as in the “main” element. The “annex” has been introduced to allow some flexibility in the version management. </text:p>
      <text:h text:style-name="Heading_20_3" text:outline-level="3"><text:bookmark-start text:name="__RefHeading__184_1853039968"/>Sections<text:bookmark-end text:name="__RefHeading__184_1853039968"/></text:h>
      <text:p text:style-name="P21">There are <text:span text:style-name="T37">35</text:span> sections in the current document, <text:span text:style-name="T10">6</text:span> of which contain information about variables, output format and their priorities. <text:s/><text:span text:style-name="T12">An index to the request sections is available here: http://clipc-services.ceda.ac.uk/dreq/index.html .</text:span></text:p>
      <text:p text:style-name="Standard">The sections, with section numbers, are listed below:</text:p>
      <text:h text:style-name="Heading_20_4" text:outline-level="4"><text:a xlink:type="simple" xlink:href="http://clipc-services.ceda.ac.uk/dreq/index/mip.html" text:style-name="Internet_20_link" text:visited-style-name="Visited_20_Internet_20_Link">1.1 Model Intercomparison Project [mip]</text:a></text:h>
      <text:h text:style-name="Heading_20_4" text:outline-level="4"><text:a xlink:type="simple" xlink:href="http://clipc-services.ceda.ac.uk/dreq/index/var.html" text:style-name="Internet_20_link" text:visited-style-name="Visited_20_Internet_20_Link">1.2 MIP Variable [var]</text:a> </text:h>
      <text:p text:style-name="P9">Each MIP variable record defines a MIP variable name, associated with a CF Standard Name.</text:p>
      <text:h text:style-name="Heading_20_4" text:outline-level="4"><text:a xlink:type="simple" xlink:href="http://clipc-services.ceda.ac.uk/dreq/index/CMORvar.html" text:style-name="Internet_20_link" text:visited-style-name="Visited_20_Internet_20_Link">1.3 CMOR Variable [CMORvar]</text:a> </text:h>
      <text:p text:style-name="P9">Each Output variable record corresponds to a MIP table variable specification. In a change from the August draft, this record does not contain the “priority” attribute: the priority is now set in the “Request Variable” record. The other change is that a collection of attributes specifying dimensions have been moved into the “structure” record, and each “CMOR Variable” record links to one structure record. This will fa­cilitate provision of clear and consistent definitions of output formats. <text:span text:style-name="T41">A “processing” attribute provides additional guidance on processing in some cases.</text:span></text:p>
      <text:h text:style-name="Heading_20_4" text:outline-level="4"><text:a xlink:type="simple" xlink:href="http://clipc-services.ceda.ac.uk/dreq/index/requestVar.html" text:style-name="Internet_20_link" text:visited-style-name="Visited_20_Internet_20_Link">1.4 Request variable (carrying priority and link to group) [requestVar]</text:a> </text:h>
      <text:p text:style-name="Text_20_body"><text:span text:style-name="T8">The request variable is now a short record which combines a CMOR variable with a priority and assigns it to a request group. </text:span>The request variable records define the contents of each</text:p>
      <text:p text:style-name="Standard">request group.</text:p>
      <text:h text:style-name="Heading_20_4" text:outline-level="4"><text:a xlink:type="simple" xlink:href="http://clipc-services.ceda.ac.uk/dreq/index/experiment.html" text:style-name="Internet_20_link" text:visited-style-name="Visited_20_Internet_20_Link">1.5 Experiments [experiment]</text:a> </text:h>
      <text:p text:style-name="P7">The experiment record contains the key information from the “Experiment” sheet of the request template, including the tier of the experiment, the duration and start/end dates. <text:span text:style-name="T39">The default ensemble size is specifed by “ensz”; some MIPs may request data from more than the default number of ensemble members.</text:span></text:p>
      <text:h text:style-name="Heading_20_4" text:outline-level="4"><text:a xlink:type="simple" xlink:href="http://clipc-services.ceda.ac.uk/dreq/index/objective.html" text:style-name="Internet_20_link" text:visited-style-name="Visited_20_Internet_20_Link">1.6 Scientific objectives [objective]</text:a> </text:h>
      <text:p text:style-name="P7">The objectives defined by each MIP can be used to select data requirements. </text:p>
      <text:h text:style-name="Heading_20_4" text:outline-level="4"><text:a xlink:type="simple" xlink:href="http://clipc-services.ceda.ac.uk/dreq/index/grids.html" text:style-name="Internet_20_link" text:visited-style-name="Visited_20_Internet_20_Link">1.7 Specification of dimensions [grids]</text:a> </text:h>
      <text:p text:style-name="Standard">A section for the CMOR dimensions specifies the structure of the axes of the requested diagnostics.</text:p>
      <text:h text:style-name="P48" text:outline-level="4"><text:a xlink:type="simple" xlink:href="http://clipc-services.ceda.ac.uk/dreq/index/standardname.html" text:style-name="Internet_20_link" text:visited-style-name="Visited_20_Internet_20_Link">1.8 CF St</text:a><text:a xlink:type="simple" xlink:href="http://clipc-services.ceda.ac.uk/dreq/index/standardname.html" text:style-name="Internet_20_link" text:visited-style-name="Visited_20_Internet_20_Link">andard Names [standardname]</text:a></text:h>
      <text:p text:style-name="Standard">The reference list of CF standard names is provided at cfconventions.org, but the definitions of terms used in the data request are copied into this section so that the detailed definitions are easily accessible to data request users.</text:p>
      <text:h text:style-name="Heading_20_4" text:outline-level="4"><text:soft-page-break/><text:a xlink:type="simple" xlink:href="http://clipc-services.ceda.ac.uk/dreq/index/exptgroup.html" text:style-name="Internet_20_link" text:visited-style-name="Visited_20_Internet_20_Link">1.9 Experiment Group [exptgroup]</text:a> </text:h>
      <text:p text:style-name="P7">The experiment group defines a collection of experiments within a MIP which might be part of a collective data request.</text:p>
      <text:h text:style-name="Heading_20_4" text:outline-level="4"><text:a xlink:type="simple" xlink:href="http://clipc-services.ceda.ac.uk/dreq/index/spatialShape.html" text:style-name="Internet_20_link" text:visited-style-name="Visited_20_Internet_20_Link">2.1 Spatial dimensions [spatialShape]</text:a> </text:h>
      <text:p text:style-name="P11">The spatial shape record contains the spatial dimensions of the field, and also, for convenience, an integer specifying the number of levels if that number is specified. A boolean level flag is set to “true” if the number of vertical levels is specified.</text:p>
      <text:h text:style-name="Heading_20_4" text:outline-level="4"><text:a xlink:type="simple" xlink:href="http://clipc-services.ceda.ac.uk/dreq/index/temporalShape.html" text:style-name="Internet_20_link" text:visited-style-name="Visited_20_Internet_20_Link">2.2 Temporal dimension [temporalShape]</text:a> </text:h>
      <text:p text:style-name="P7">The temporal shape record contains the temporal dimensions.</text:p>
      <text:h text:style-name="Heading_20_4" text:outline-level="4"><text:a xlink:type="simple" xlink:href="http://clipc-services.ceda.ac.uk/dreq/index/structure.html" text:style-name="Internet_20_link" text:visited-style-name="Visited_20_Internet_20_Link">2.3 Dimensions and related information [structure]</text:a> </text:h>
      <text:p text:style-name="P11">The structure record combines specification of dimensions, cell_measures and cell_methods attributes. Spatial and temporal dimensions are specified through links to “spatialshape” and “temporalshape” records.</text:p>
      <text:h text:style-name="Heading_20_4" text:outline-level="4"><text:a xlink:type="simple" xlink:href="http://clipc-services.ceda.ac.uk/dreq/index/miptable.html" text:style-name="Internet_20_link" text:visited-style-name="Visited_20_Internet_20_Link">2.4 MIP tables [miptable]</text:a></text:h>
      <text:h text:style-name="Heading_20_4" text:outline-level="4"><text:a xlink:type="simple" xlink:href="http://clipc-services.ceda.ac.uk/dreq/index/requestVarGroup.html" text:style-name="Internet_20_link" text:visited-style-name="Visited_20_Internet_20_Link">3.1 Request variable group: a collection of request variables [requestVarGroup]</text:a> </text:h>
      <text:p text:style-name="P13">The request variable groups collect variables.</text:p>
      <text:h text:style-name="Heading_20_4" text:outline-level="4"><text:a xlink:type="simple" xlink:href="http://clipc-services.ceda.ac.uk/dreq/index/requestItem.html" text:style-name="Internet_20_link" text:visited-style-name="Visited_20_Internet_20_Link">3.2 Request Item: specifying the number of years for an experiment [requestItem]</text:a> </text:h>
      <text:p text:style-name="P13">The request item links a collection of variables with a specific experiment or group of experiments, and a temporal range for output. The “esid” attribute links to an experiment, and experiment group or a MIP. In the latter case, the request applies to all experiments defined by that MIP. <text:span text:style-name="T14">The Request Item includes a “Tier Reset” attribute (“treset”)</text:span><text:span text:style-name="T14"><text:note text:id="ftn5" text:note-class="footnote"><text:note-citation>5</text:note-citation><text:note-body><text:p text:style-name="P37">New in 01.beta.17</text:p></text:note-body></text:note></text:span><text:span text:style-name="T14"> which can override the Tier assigned to the experiments identified by “esid”. <text:s/>Has an optional link to a time slice</text:span><text:span text:style-name="T5">3</text:span><text:span text:style-name="T14">. </text:span></text:p>
      <text:p text:style-name="P25">There is an “nenmax” attribute which specifies the number of ensemble members that the request applies to. A value of -1 implies that data is wanted from all ensemble members. <text:span text:style-name="T39">If “nenmax” is greater than “ensz” it implies that the requesting MIP wants more simulations than the default ensemeble size.</text:span></text:p>
      <text:h text:style-name="Heading_20_4" text:outline-level="4"><text:a xlink:type="simple" xlink:href="http://clipc-services.ceda.ac.uk/dreq/index/requestLink.html" text:style-name="Internet_20_link" text:visited-style-name="Visited_20_Internet_20_Link">3.3 Request link: linking a set of variables and a set of experiments [requestLink]</text:a> </text:h>
      <text:p text:style-name="P10">The request link records <text:span text:style-name="T2">specify some additional information about variable groups, concerning shared output requirements and objectives.</text:span></text:p>
      <text:h text:style-name="Heading_20_4" text:outline-level="4"><text:a xlink:type="simple" xlink:href="http://clipc-services.ceda.ac.uk/dreq/index/tableSection.html" text:style-name="Internet_20_link" text:visited-style-name="Visited_20_Internet_20_Link">3.4 CMOR Table Sections [tableSection]</text:a> </text:h>
      <text:h text:style-name="Heading_20_4" text:outline-level="4"><text:a xlink:type="simple" xlink:href="http://clipc-services.ceda.ac.uk/dreq/index/modelConfig.html" text:style-name="Internet_20_link" text:visited-style-name="Visited_20_Internet_20_Link">3.5 Model configuration options [modelConfig]</text:a> </text:h>
      <text:h text:style-name="Heading_20_4" text:outline-level="4"><text:a xlink:type="simple" xlink:href="http://clipc-services.ceda.ac.uk/dreq/index/varChoiceLinkC.html" text:style-name="Internet_20_link" text:visited-style-name="Visited_20_Internet_20_Link">3.6 Links a variable to a choice element [varChoiceLinkC]</text:a> </text:h>
      <text:p text:style-name="Standard">Presence of a link indicates that there is a choice of different representations for a diagnostic.</text:p>
      <text:h text:style-name="P49" text:outline-level="4"><text:a xlink:type="simple" xlink:href="http://clipc-services.ceda.ac.uk/dreq/index/objectiveLink.html" text:style-name="Internet_20_link" text:visited-style-name="Visited_20_Internet_20_Link">3.7 Link between scientific objectives and requests [objectiveLink]</text:a> </text:h>
      <text:p text:style-name="P7">Each objective link record joins one objective to one request link. Some requests are linked to multiple objectives and most objectives are linked to multiple requests. </text:p>
      <text:h text:style-name="P49" text:outline-level="4"><text:a xlink:type="simple" xlink:href="http://clipc-services.ceda.ac.uk/dreq/index/remarks.html" text:style-name="Internet_20_link" text:visited-style-name="Visited_20_Internet_20_Link">3.08 Remarks about other items [remarks]</text:a> </text:h>
      <text:p text:style-name="P13">The remarks section contains additional comments about other records. It can be used to add detail without adding to the complexity of the other sections.</text:p>
      <text:h text:style-name="Heading_20_4" text:outline-level="4"><text:a xlink:type="simple" xlink:href="http://clipc-services.ceda.ac.uk/dreq/index/varChoiceLinkR.html" text:style-name="Internet_20_link" text:visited-style-name="Visited_20_Internet_20_Link">3.09 Links a variable to a choice element [varChoiceLinkR]</text:a> </text:h>
      <text:p text:style-name="Standard">Indicates that there is a ranked choice of variables, and that only one of the ranked list is required.</text:p>
      <text:h text:style-name="Heading_20_4" text:outline-level="4"><text:soft-page-break/><text:a xlink:type="simple" xlink:href="http://clipc-services.ceda.ac.uk/dreq/index/varChoice.html" text:style-name="Internet_20_link" text:visited-style-name="Visited_20_Internet_20_Link">3.10 Indicates variables for which a there is a range of potential CMOR Varibles [varChoice]</text:a> </text:h>
      <text:p text:style-name="P12">There are several instances where variables defined in the tables are mutually exclusive options of which only one should be requested. The varChoice section is designed to hold this information, but is not yet complete. Examples are between ocean cell volume on a fixed grid for some models and monthly means for others, or between 6 hourly pressure level data on 8 levels vs. 4 levels for different objectives in the HighResMIP request. </text:p>
      <text:h text:style-name="Heading_20_4" text:outline-level="4"><text:a xlink:type="simple" xlink:href="http://clipc-services.ceda.ac.uk/dreq/index/timeSlice.html" text:style-name="Internet_20_link" text:visited-style-name="Visited_20_Internet_20_Link">3.11 Time Slices for Output Requests [timeSlice]</text:a> </text:h>
      <text:p text:style-name="P22">Specifies time slices (i.e. subsets of an experiment when data for the full duration of the experimen<text:span text:style-name="T32">t</text:span> is not requi<text:span text:style-name="T18">r</text:span>ed).</text:p>
      <text:p text:style-name="P23">4-5: section omitted for possible later use.</text:p>
      <text:h text:style-name="Heading_20_4" text:outline-level="4">6.1 Tags</text:h>
      <text:p text:style-name="P16">Tags related to processing requirements associated with some diagnostics to aid automated processing.</text:p>
      <text:h text:style-name="Heading_20_4" text:outline-level="4">6.2 Relations between CMOR variables [varRelations]<text:note text:id="ftn6" text:note-class="footnote"><text:note-citation>6</text:note-citation><text:note-body><text:p text:style-name="P41">There appear to be a number of broken links in this area .. the use of these records is under development.</text:p></text:note-body></text:note></text:h>
      <text:p text:style-name="P17">Provides structured information about the difference between variables of the same name and frequency in different tables. E.g. different masking, temporal mean vs. point, different vertical structure <text:span text:style-name="T19">(model levels vs. pressure levels).</text:span></text:p>
      <text:h text:style-name="Heading_20_4" text:outline-level="4">6.3 Variable relation link [varRelLnk]</text:h>
      <text:p text:style-name="P18">Provides links between CMOR variables and varRelation records.</text:p>
      <text:h text:style-name="Heading_20_4" text:outline-level="4">7.1 Cell Methods [cellMethods]</text:h>
      <text:h text:style-name="Heading_20_4" text:outline-level="4">Quality Control Ranges <text:span text:style-name="T24">[in supplement]</text:span></text:h>
      <text:p text:style-name="P18">Extends the information provided in the valid_min, valid_max, ok_mean_min_abs, ok_mean_max_abs attributes which were present in the CMIP5 CMOR tables. In this section there <text:s/>are also attributes valid_max_status etc which indicate the level of confidence in the suggested limits:</text:p>
      <text:list xml:id="list7649095223315660438" text:style-name="L5">
        <text:list-item>
          <text:p text:style-name="P46"><text:bookmark text:name="docs-internal-guid-77e0e1c9-9f18-285c-9308-20c61e74a2aa"/><text:span text:style-name="T21">robust</text:span>: A well characterised limit based on a rigorous constraint (e.g. and area fraction must be between 0 and 1) or on a large ensemble of consistent model results.</text:p>
        </text:list-item>
        <text:list-item>
          <text:p text:style-name="P47"><text:span text:style-name="T21">suggested</text:span>: A limit which may not be reliable, but which is based on a range of models or plausible arguments.</text:p>
        </text:list-item>
        <text:list-item>
          <text:p text:style-name="P47"><text:span text:style-name="T21">tentative</text:span>: Very limited information – <text:span text:style-name="T22">e.g. only one or two models in CMIP5 provided the parameter.</text:span></text:p>
        </text:list-item>
      </text:list>
      <text:p text:style-name="P44"><text:span text:style-name="T33">Further discussion is available in a draft document on Quality Control range</text:span><text:span text:style-name="T33"><text:note text:id="ftn7" text:note-class="footnote"><text:note-citation>7</text:note-citation><text:note-body><text:p text:style-name="P40">https://docs.google.com/document/d/1cvSphy3Hb07t92BJvtqEBM9DMbsOSdENbwLJxw4AmH8/ </text:p></text:note-body></text:note></text:span><text:span text:style-name="T33">, and web pages presenting a review of CMIP5 ranges shows the information being used to construct the control values</text:span><text:span text:style-name="T33"><text:note text:id="ftn8" text:note-class="footnote"><text:note-citation>8</text:note-citation><text:note-body><text:p text:style-name="Footnote"><text:a xlink:type="simple" xlink:href="http://clipc-services.ceda.ac.uk/ranges/" text:style-name="Internet_20_link" text:visited-style-name="Visited_20_Internet_20_Link">http://clipc-services.ceda.ac.uk/ranges/</text:a> <text:s text:c="2"/><text:span text:style-name="T23">or </text:span>http://w3id.org/cmip6dr/ranges/day_clt.html <text:span text:style-name="T23">for a direct link to a single variable.</text:span></text:p></text:note-body></text:note></text:span><text:span text:style-name="T33">.</text:span></text:p>
      <text:h text:style-name="P50" text:outline-level="4">Places, States or Reservoirs [places] </text:h>
      <text:h text:style-name="Heading_20_4" text:outline-level="4">Transfers of Material [transfers] </text:h>
      <text:h text:style-name="Heading_20_4" text:outline-level="4">Units [units] </text:h>
      <text:h text:style-name="Heading_20_4" text:outline-level="4"><text:a xlink:type="simple" xlink:href="http://clipc-services.ceda.ac.uk/dreq/index/__core__.html" text:style-name="Internet_20_link" text:visited-style-name="Visited_20_Internet_20_Link">X.1 Core Attributes [__core__]</text:a> </text:h>
      <text:p text:style-name="P24">The attributes listed in table 1 above.</text:p>
      <text:h text:style-name="Heading_20_4" text:outline-level="4"><text:soft-page-break/><text:a xlink:type="simple" xlink:href="http://clipc-services.ceda.ac.uk/dreq/index/__main__.html" text:style-name="Internet_20_link" text:visited-style-name="Visited_20_Internet_20_Link">X.2 Data Request Attributes [__main__]</text:a> </text:h>
      <text:p text:style-name="P24">Attributes used to in the content records, such as “units”, “valid_max”. Each record in this section defines one of these attributes, specifying its type and other properties used in the python API.</text:p>
      <text:h text:style-name="Heading_20_4" text:outline-level="4"><text:a xlink:type="simple" xlink:href="http://clipc-services.ceda.ac.uk/dreq/index/__sect__.html" text:style-name="Internet_20_link" text:visited-style-name="Visited_20_Internet_20_Link">X.3 Section Attributes [__sect__]</text:a> </text:h>
      <text:p text:style-name="Standard">Defines the attributes which are used to describe each section.</text:p>
      <text:p text:style-name="Text_20_body"/>
      <text:h text:style-name="Heading_20_4" text:outline-level="4">Diagrammatic view of Data Request sections</text:h>
      <text:p text:style-name="Standard">The following diagram illustrates the links between the different sections.</text:p>
      <text:p text:style-name="P24"/>
      <text:p text:style-name="Text_20_body"><draw:frame draw:style-name="fr1" draw:name="Frame1" text:anchor-type="paragraph" svg:x="1.501cm" svg:y="1.201cm" svg:width="14cm" draw:z-index="0"><draw:text-box fo:min-height="0.499cm"><text:p text:style-name="P43"><draw:frame draw:style-name="fr2" draw:name="graphics1" text:anchor-type="paragraph" svg:width="13.697cm" svg:height="16.302cm" draw:z-index="1"><draw:image xlink:href="Pictures/2000000200000185000001CF82B9D85AFA03666A.eps" xlink:type="simple" xlink:show="embed" xlink:actuate="onLoad"/></draw:frame></text:p><text:p text:style-name="P43"/><text:p text:style-name="Frame_20_contents"><text:span text:style-name="T35">Caption: Linkage between data request elements. </text:span><text:span text:style-name="T36">The Endorsed MIPs link to several different records because of the multiple roles they play in creating the request. CMOR variables, for example, link to the MIP which is responsible for defining the variable. The complete list of variables requested by a MIP, which typically includes many variables defined in CMIP5, is obtained by following the the request links associated with that MIP, filtered by experiment(s), priority and objective if you are interested in a selective list. </text:span><text:span text:style-name="T34">Dashed lines indicate links which are optional or supplementary. Solid lines indicate the primary links needed to decipher the request.</text:span></text:p></draw:text-box></draw:frame></text:p>
      <text:h text:style-name="Heading_20_1" text:outline-level="1"><text:bookmark-start text:name="__RefHeading__202_1853039968"/><text:soft-page-break/>Discussion<text:bookmark-end text:name="__RefHeading__202_1853039968"/></text:h>
      <text:p text:style-name="P6">The layout of the variable definitions has been rationalised into 5 sections: the “MIP variables” defining the physical parameters, “structure”, “spatialShape” and “temporalShape” defining output configuration and a “CMOR Variable” bringing all these together. The Request Variable table then links CMOR variables together in Request Groups. The request groups give the MIP coordinators the ability to pick and choose precisely the variables needed for each analysis, avoiding requests for unnecessary data. This will result in request groups which contain overlapping data requirements. The use of links back to CMOR variables make it possible to unambiguously determine the union of any set of request groups.</text:p>
      <text:p text:style-name="P6">The sections on structure and shape separate out different aspects of the CMOR variable specification and make it possible to ensure that terms are used consistently. The contents if these sections in this draft have been created by scanning the CMOR tables, and there is some duplication (e.g. the cell_measures variable attribute is set for some variables and omitted for others, creating two sets of structure records which are identical except for this distinction. In CMIP6 the cell_measures attribute will always be set). </text:p>
      <text:p text:style-name="P6">The link between the request items and the experiment definitions is not fully implemented in this version, but the links through to the variables are. This means it is possible to gain an estimate of the data volumes for each MIP and for combinations of MIPs, but not yet to select specific tiers in a clean way (see dreqPy.pdf for more details). The data volumes given by the current version should be treated with caution. The contents may not fully reflect the intentions of the MIP coordinators, and there may be adjustments to variable prioriti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Lohit Hindi3" svg:font-family="'Lohit Hindi'"/>
    <style:font-face style:name="Arial1" svg:font-family="Arial" style:font-family-generic="roman"/>
    <style:font-face style:name="Courier New" svg:font-family="'Courier New'" style:font-family-generic="roman"/>
    <style:font-face style:name="Lohit Hindi" svg:font-family="'Lohit Hindi'" style:font-family-generic="roman"/>
    <style:font-face style:name="Lohit Hindi1" svg:font-family="'Lohit Hindi', 'Times New Roman'" style:font-family-generic="roman"/>
    <style:font-face style:name="MS PGothic" svg:font-family="'MS PGothic'" style:font-family-generic="roman"/>
    <style:font-face style:name="Mangal" svg:font-family="Mangal" style:font-family-generic="roman"/>
    <style:font-face style:name="OpenSymbol" svg:font-family="OpenSymbol, 'Arial Unicode MS'" style:font-family-generic="roman"/>
    <style:font-face style:name="Symbol" svg:font-family="Symbol" style:font-family-generic="roman"/>
    <style:font-face style:name="Times New Roman1" svg:font-family="'Times New Roman'" style:font-family-generic="roman"/>
    <style:font-face style:name="Wingdings" svg:font-family="Wingdings" style:font-family-generic="roman"/>
    <style:font-face style:name="ＭＳ Ｐゴシック" svg:font-family="'ＭＳ Ｐゴシック'" style:font-family-generic="roman"/>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2cm" fo:margin-bottom="0.109cm" loext:contextual-spacing="false"/>
      <style:text-properties fo:font-size="11pt" fo:font-style="italic" style:text-underline-style="solid" style:text-underline-width="auto" style:text-underline-color="font-color"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S PGothic" fo:font-family="'MS PGothic'"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Arial3" style:font-family-complex="Arial" style:font-family-generic-complex="system" style:font-pitch-complex="variable" style:font-size-complex="12pt" style:text-emphasize="none"/>
    </style:style>
    <style:style style:name="Object_20_with_20_arrow" style:display-name="Object with arrow"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Object_20_with_20_shadow" style:display-name="Object with shadow"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Object_20_without_20_fill" style:display-name="Object without fill"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3" style:font-family-complex="Arial"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3" style:font-family-complex="Arial" style:font-family-generic-complex="system" style:font-pitch-complex="variable" style:font-size-complex="12pt"/>
    </style:style>
    <style:style style:name="Dimension_20_Line" style:display-name="Dimension Line"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_7e_LT_7e_Gliederung_20_1" style:display-name="Default~LT~Gliederung 1" style:family="paragraph" style:default-outline-level="">
      <style:paragraph-properties fo:margin-left="0.953cm" fo:margin-right="0cm" fo:margin-top="0.282cm" fo:margin-bottom="0cm" loext:contextual-spacing="false"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style:text-outline="false" style:text-line-through-style="none" style:text-line-through-type="none" style:font-name="ＭＳ Ｐゴシック" fo:font-family="'ＭＳ Ｐゴシック'"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45cm" fo:margin-bottom="0cm" loext:contextual-spacing="false"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style:text-outline="false" style:text-line-through-style="none" style:text-line-through-type="none" style:font-name="MS PGothic" fo:font-family="'MS PGothic'"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12cm" fo:margin-bottom="0cm" loext:contextual-spacing="false"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style:text-outline="false" style:text-line-through-style="none" style:text-line-through-type="none" style:font-name="MS PGothic" fo:font-family="'MS PGothic'"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76cm" fo:margin-bottom="0cm" loext:contextual-spacing="false"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S PGothic" fo:font-family="'MS PGothic'"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MS PGothic" fo:font-family="'MS PGothic'"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1" fo:font-family="Arial"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line-through-style="none" style:text-line-through-type="none" style:font-name="ＭＳ Ｐゴシック" fo:font-family="'ＭＳ Ｐゴシック'"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line-through-style="none" style:text-line-through-type="none" style:font-name="ＭＳ Ｐゴシック" fo:font-family="'ＭＳ Ｐゴシック'"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Arial1" fo:font-family="Arial"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282cm" fo:margin-bottom="0cm" loext:contextual-spacing="false"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style:text-outline="false" style:text-line-through-style="none" style:text-line-through-type="none" style:font-name="ＭＳ Ｐゴシック" fo:font-family="'ＭＳ Ｐゴシック'"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245cm" fo:margin-bottom="0cm" loext:contextual-spacing="false"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style:text-outline="false" style:text-line-through-style="none" style:text-line-through-type="none" style:font-name="MS PGothic" fo:font-family="'MS PGothic'"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212cm" fo:margin-bottom="0cm" loext:contextual-spacing="false"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style:text-outline="false" style:text-line-through-style="none" style:text-line-through-type="none" style:font-name="MS PGothic" fo:font-family="'MS PGothic'"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76cm" fo:margin-bottom="0cm" loext:contextual-spacing="false"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76cm" fo:margin-bottom="0cm" loext:contextual-spacing="false"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style:text-outline="false" style:text-line-through-style="none" style:text-line-through-type="none" style:font-name="MS PGothic" fo:font-family="'MS PGothic'" style:font-family-generic="roman" fo:font-size="20pt" fo:font-style="normal" fo:text-shadow="none" style:text-underline-style="none" fo:font-weight="normal" style:font-size-asian="20pt" style:font-style-asian="normal" style:font-weight-asian="normal" style:text-emphasize="none"/>
    </style:style>
    <style:style style:name="Internet_20_Link" style:display-name="Internet Link" style:family="paragraph" style:default-outline-level="">
      <style:paragraph-properties fo:orphans="2" fo:widows="2" style:writing-mode="lr-tb"/>
      <style:text-properties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ullets" style:family="paragraph" style:default-outline-level="">
      <style:paragraph-properties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Graphic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Endnote_20_Characters" style:display-name="WW-Endnote Character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Endnote_20_Characters" style:display-name="Endnote Character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Footnote_20_Anchor" style:display-name="Footnote Anchor"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Footnote_20_Characters" style:display-name="Footnote Character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umbering_20_Symbols" style:display-name="Numbering Symbol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lloon_20_Text_20_Char" style:display-name="Balloon Text Char" style:family="paragraph" style:default-outline-level="">
      <style:paragraph-properties fo:orphans="2" fo:widows="2" style:writing-mode="lr-tb"/>
      <style:text-properties style:font-name="Mangal" fo:font-family="Mangal" style:font-family-generic="roman" fo:font-size="7pt" style:letter-kerning="true" style:font-name-asian="DejaVu Sans" style:font-family-asian="'DejaVu Sans'" style:font-family-generic-asian="system" style:font-pitch-asian="variable" style:font-size-asian="7pt" style:font-name-complex="Arial3" style:font-family-complex="Arial" style:font-family-generic-complex="system" style:font-pitch-complex="variable" style:font-size-complex="12pt"/>
    </style:style>
    <style:style style:name="Comment_20_Text_20_Char" style:display-name="Comment Text Char"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Comment_20_Reference" style:display-name="Comment Reference" style:family="paragraph" style:default-outline-level="">
      <style:paragraph-properties fo:orphans="2" fo:widows="2" style:writing-mode="lr-tb"/>
      <style:text-properties style:font-name="Times New Roman" fo:font-family="'Times New Roman'" style:font-family-generic="roman" style:font-pitch="variable" fo:font-size="9pt" style:font-name-asian="DejaVu Sans" style:font-family-asian="'DejaVu Sans'" style:font-family-generic-asian="system" style:font-pitch-asian="variable" style:font-size-asian="9pt" style:font-name-complex="Arial3" style:font-family-complex="Arial" style:font-family-generic-complex="system" style:font-pitch-complex="variable" style:font-size-complex="12pt"/>
    </style:style>
    <style:style style:name="Heading_20_1_20_Char" style:display-name="Heading 1 Char" style:family="paragraph" style:default-outline-level="">
      <style:paragraph-properties fo:orphans="2" fo:widows="2" style:writing-mode="lr-tb"/>
      <style:text-properties style:font-name="Lohit Hindi1" fo:font-family="'Lohit Hindi', 'Times New Roman'" style:font-family-generic="roman" fo:font-size="16pt" fo:font-weight="bold" style:letter-kerning="true" style:font-name-asian="DejaVu Sans" style:font-family-asian="'DejaVu Sans'" style:font-family-generic-asian="system" style:font-pitch-asian="variable" style:font-size-asian="16pt" style:font-weight-asian="bold" style:font-name-complex="Arial3" style:font-family-complex="Arial" style:font-family-generic-complex="system" style:font-pitch-complex="variable" style:font-size-complex="12pt"/>
    </style:style>
    <style:style style:name="Title_20_Char" style:display-name="Title Char" style:family="paragraph" style:default-outline-level="">
      <style:paragraph-properties fo:orphans="2" fo:widows="2" style:writing-mode="lr-tb"/>
      <style:text-properties style:font-name="Lohit Hindi1" fo:font-family="'Lohit Hindi', 'Times New Roman'" style:font-family-generic="roman" fo:font-size="18pt" fo:font-weight="bold" style:letter-kerning="true" style:font-name-asian="DejaVu Sans" style:font-family-asian="'DejaVu Sans'" style:font-family-generic-asian="system" style:font-pitch-asian="variable" style:font-size-asian="18pt" style:font-weight-asian="bold" style:font-name-complex="Arial3" style:font-family-complex="Arial" style:font-family-generic-complex="system" style:font-pitch-complex="variable" style:font-size-complex="12pt"/>
    </style:style>
    <style:style style:name="Default_20_Paragraph_20_Font" style:display-name="Default Paragraph Font"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2z3"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8"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7"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6"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5"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4"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3"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2"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1"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Times New Roman1" fo:font-family="'Times New Roman'"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8"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7"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6"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5"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4"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3"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7z0"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8"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7"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6"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5"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4"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3"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8"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7"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6"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5"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4"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3"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2"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1"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3z0"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8"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7"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6"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5"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4"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3"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2"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1"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2z0"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8"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7"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6"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5"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4"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3"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2"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1"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WW8Num1z0"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lloon_20_Text" style:display-name="Balloon Text" style:family="paragraph" style:default-outline-level="">
      <style:paragraph-properties fo:text-align="start" style:justify-single-word="false" fo:orphans="2" fo:widows="2" style:writing-mode="lr-tb"/>
      <style:text-properties style:font-name="Mangal" fo:font-family="Mangal" style:font-family-generic="roman" fo:font-size="7pt" style:letter-kerning="true" style:font-name-asian="DejaVu Sans" style:font-family-asian="'DejaVu Sans'" style:font-family-generic-asian="system" style:font-pitch-asian="variable" style:font-size-asian="7pt" style:font-name-complex="Arial3" style:font-family-complex="Arial" style:font-family-generic-complex="system" style:font-pitch-complex="variable" style:font-size-complex="12pt"/>
    </style:style>
    <style:style style:name="Comment_20_Text" style:display-name="Comment Text" style:family="paragraph" style:default-outline-level="">
      <style:paragraph-properties fo:text-align="start" style:justify-single-word="false" fo:orphans="2" fo:widows="2" style:writing-mode="lr-tb"/>
      <style:text-properties style:font-name="Times New Roman1" fo:font-family="'Times New Roman'" style:font-family-generic="roman" fo:font-size="12pt" style:letter-kerning="true"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1" fo:font-family="'Times New Roman'" style:font-family-generic="roman" fo:font-size="11pt" style:letter-kerning="true" style:font-name-asian="DejaVu Sans" style:font-family-asian="'DejaVu Sans'" style:font-family-generic-asian="system" style:font-pitch-asian="variable" style:font-size-asian="11pt" style:font-name-complex="Arial3" style:font-family-complex="Arial" style:font-family-generic-complex="system" style:font-pitch-complex="variable" style:font-size-complex="12pt"/>
    </style:style>
    <style:style style:name="Master1-Layout1-cust-Cover-1_7e_LT_7e_Gliederung_20_1" style:display-name="Master1-Layout1-cust-Cover-1~LT~Gliederung 1" style:family="paragraph" style:default-outline-level="">
      <style:paragraph-properties fo:margin-left="0cm" fo:margin-right="0cm" fo:margin-top="0cm" fo:margin-bottom="0.499cm" loext:contextual-spacing="false" fo:orphans="2" fo:widows="2" fo:text-indent="0cm" style:auto-text-indent="false" style:writing-mode="lr-tb"/>
      <style:text-properties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1-Layout1-cust-Cover-1_7e_LT_7e_Gliederung_20_2" style:display-name="Master1-Layout1-cust-Cover-1~LT~Gliederung 2" style:family="paragraph" style:parent-style-name="Master1-Layout1-cust-Cover-1_7e_LT_7e_Gliederung_20_1" style:default-outline-level="">
      <style:paragraph-properties fo:margin-left="0cm" fo:margin-right="0cm" fo:margin-top="0cm" fo:margin-bottom="0.4cm" loext:contextual-spacing="false" fo:text-indent="0cm" style:auto-text-indent="false"/>
      <style:text-properties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1-Layout1-cust-Cover-1_7e_LT_7e_Gliederung_20_3" style:display-name="Master1-Layout1-cust-Cover-1~LT~Gliederung 3" style:family="paragraph" style:parent-style-name="Master1-Layout1-cust-Cover-1_7e_LT_7e_Gliederung_20_2" style:default-outline-level="">
      <style:paragraph-properties fo:margin-left="0cm" fo:margin-right="0cm" fo:margin-top="0cm" fo:margin-bottom="0.3cm" loext:contextual-spacing="false" fo:text-indent="0cm" style:auto-text-indent="false"/>
      <style:text-properties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1-Layout1-cust-Cover-1_7e_LT_7e_Gliederung_20_4" style:display-name="Master1-Layout1-cust-Cover-1~LT~Gliederung 4" style:family="paragraph" style:parent-style-name="Master1-Layout1-cust-Cover-1_7e_LT_7e_Gliederung_20_3" style:default-outline-level="">
      <style:paragraph-properties fo:margin-left="0cm" fo:margin-right="0cm" fo:margin-top="0cm" fo:margin-bottom="0.199cm" loext:contextual-spacing="false" fo:text-indent="0cm" style:auto-text-indent="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Layout1-cust-Cover-1_7e_LT_7e_Gliederung_20_5" style:display-name="Master1-Layout1-cust-Cover-1~LT~Gliederung 5" style:family="paragraph" style:parent-style-name="Master1-Layout1-cust-Cover-1_7e_LT_7e_Gliederung_20_4" style:default-outline-level="">
      <style:paragraph-properties fo:margin-left="0cm" fo:margin-right="0cm" fo:margin-top="0cm" fo:margin-bottom="0.101cm" loext:contextual-spacing="false" fo:text-indent="0cm" style:auto-text-indent="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Layout1-cust-Cover-1_7e_LT_7e_Gliederung_20_6" style:display-name="Master1-Layout1-cust-Cover-1~LT~Gliederung 6" style:family="paragraph" style:parent-style-name="Master1-Layout1-cust-Cover-1_7e_LT_7e_Gliederung_20_5" style:default-outline-level="">
      <style:paragraph-properties fo:margin-left="0cm" fo:margin-right="0cm" fo:margin-top="0cm" fo:margin-bottom="0.101cm" loext:contextual-spacing="false" fo:text-indent="0cm" style:auto-text-indent="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Layout1-cust-Cover-1_7e_LT_7e_Gliederung_20_7" style:display-name="Master1-Layout1-cust-Cover-1~LT~Gliederung 7" style:family="paragraph" style:parent-style-name="Master1-Layout1-cust-Cover-1_7e_LT_7e_Gliederung_20_6" style:default-outline-level="">
      <style:paragraph-properties fo:margin-left="0cm" fo:margin-right="0cm" fo:margin-top="0cm" fo:margin-bottom="0.101cm" loext:contextual-spacing="false" fo:text-indent="0cm" style:auto-text-indent="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Layout1-cust-Cover-1_7e_LT_7e_Gliederung_20_8" style:display-name="Master1-Layout1-cust-Cover-1~LT~Gliederung 8" style:family="paragraph" style:parent-style-name="Master1-Layout1-cust-Cover-1_7e_LT_7e_Gliederung_20_7" style:default-outline-level="">
      <style:paragraph-properties fo:margin-left="0cm" fo:margin-right="0cm" fo:margin-top="0cm" fo:margin-bottom="0.101cm" loext:contextual-spacing="false" fo:text-indent="0cm" style:auto-text-indent="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Layout1-cust-Cover-1_7e_LT_7e_Gliederung_20_9" style:display-name="Master1-Layout1-cust-Cover-1~LT~Gliederung 9" style:family="paragraph" style:parent-style-name="Master1-Layout1-cust-Cover-1_7e_LT_7e_Gliederung_20_8" style:default-outline-level="">
      <style:paragraph-properties fo:margin-left="0cm" fo:margin-right="0cm" fo:margin-top="0cm" fo:margin-bottom="0.101cm" loext:contextual-spacing="false" fo:text-indent="0cm" style:auto-text-indent="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Layout1-cust-Cover-1_7e_LT_7e_Titel" style:display-name="Master1-Layout1-cust-Cover-1~LT~Titel" style:family="paragraph" style:default-outline-level="">
      <style:paragraph-properties fo:text-align="center" style:justify-single-word="false" fo:orphans="2" fo:widows="2" style:writing-mode="lr-tb"/>
      <style:text-properties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1-Layout1-cust-Cover-1_7e_LT_7e_Untertitel" style:display-name="Master1-Layout1-cust-Cover-1~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1-Layout1-cust-Cover-1_7e_LT_7e_Notizen" style:display-name="Master1-Layout1-cust-Cover-1~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Arial3" style:font-family-complex="Arial" style:font-family-generic-complex="system" style:font-pitch-complex="variable" style:font-size-complex="12pt" style:text-emphasize="none"/>
    </style:style>
    <style:style style:name="Master1-Layout1-cust-Cover-1_7e_LT_7e_Hintergrundobjekte" style:display-name="Master1-Layout1-cust-Cover-1~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1-Layout1-cust-Cover-1_7e_LT_7e_Hintergrund" style:display-name="Master1-Layout1-cust-Cover-1~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page-number text:select-page="current">8</text:page-number> <text:s text:c="3"/><text:date style:data-style-name="N37" text:date-value="2018-10-15T15:28:34.599516685">15/1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5-07-31T09:20:18.032697397</meta:creation-date>
    <dc:date>2018-10-15T15:28:34.459838456</dc:date>
    <meta:editing-duration>P5DT23H8M13S</meta:editing-duration>
    <meta:editing-cycles>65</meta:editing-cycles>
    <meta:generator>LibreOffice/5.1.6.2$Linux_X86_64 LibreOffice_project/10m0$Build-2</meta:generator>
    <dc:title>Data Request Markup Semantics</dc:title>
    <meta:document-statistic meta:table-count="1" meta:image-count="1" meta:object-count="0" meta:page-count="9" meta:paragraph-count="214" meta:word-count="2917" meta:character-count="19333" meta:non-whitespace-character-count="16611"/>
  </office:meta>
</office:document-meta>
</file>